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3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officeooo:paragraph-rsid="000f8f52" style:font-size-asian="13.5pt" style:font-size-complex="13.5pt"/>
    </style:style>
    <style:style style:name="P4" style:family="paragraph" style:parent-style-name="Normal_20__28_Web_29_">
      <style:paragraph-properties fo:line-height="100%"/>
      <style:text-properties fo:color="#000000" loext:opacity="100%" fo:font-size="13.5pt" officeooo:paragraph-rsid="000f8f52" style:font-size-asian="13.5pt" style:font-size-complex="13.5pt"/>
    </style:style>
    <style:style style:name="P5" style:family="paragraph" style:parent-style-name="Normal_20__28_Web_29_">
      <style:paragraph-properties fo:line-height="100%" fo:text-align="start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6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officeooo:rsid="000f8f52" officeooo:paragraph-rsid="000f8f52" style:font-size-asian="13.5pt" style:font-size-complex="13.5pt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fo:font-size="13.5pt" fo:language="ru" fo:country="RU" officeooo:rsid="0014b0f7" officeooo:paragraph-rsid="0014b0f7" style:font-size-asian="13.5pt" style:font-size-complex="13.5pt"/>
    </style:style>
    <style:style style:name="P8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officeooo:paragraph-rsid="000f8f52" style:font-size-asian="16pt" style:font-size-complex="16pt"/>
    </style:style>
    <style:style style:name="P9" style:family="paragraph" style:parent-style-name="Standard">
      <style:text-properties fo:color="#000000" loext:opacity="100%" style:font-name="Cascadia Mono" fo:font-size="9.5pt" style:font-size-asian="9.5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16ad1a"/>
    </style:style>
    <style:style style:name="P13" style:family="paragraph" style:parent-style-name="Normal_20__28_Web_29_">
      <style:paragraph-properties fo:line-height="100%" fo:text-align="start" style:justify-single-word="false"/>
      <style:text-properties fo:color="#000000" loext:opacity="100%" fo:font-size="13.5pt" fo:language="en" fo:country="US" officeooo:rsid="0018309a" officeooo:paragraph-rsid="0018309a" style:font-size-asian="13.5pt" style:font-size-complex="13.5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tandard">
      <style:text-properties fo:color="#000000" loext:opacity="100%" style:font-name="Cascadia Mono" fo:font-size="9.5pt" style:font-size-asian="9.5p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Cascadia Mono" fo:font-size="9.5pt" fo:language="ru" fo:country="RU" officeooo:rsid="0014b0f7" officeooo:paragraph-rsid="0014b0f7" style:font-size-asian="9.5pt" style:font-size-complex="13.5pt"/>
    </style:style>
    <style:style style:name="P17" style:family="paragraph" style:parent-style-name="Standard">
      <style:text-properties fo:color="#008000" loext:opacity="100%" style:font-name="Cascadia Mono" fo:font-size="9.5pt" style:font-size-asian="9.5pt"/>
    </style:style>
    <style:style style:name="T1" style:family="text">
      <style:text-properties officeooo:rsid="000f8f52"/>
    </style:style>
    <style:style style:name="T2" style:family="text">
      <style:text-properties officeooo:rsid="0012ca63"/>
    </style:style>
    <style:style style:name="T3" style:family="text">
      <style:text-properties fo:language="ru" fo:country="RU"/>
    </style:style>
    <style:style style:name="T4" style:family="text">
      <style:text-properties fo:color="#0000ff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2b91af" loext:opacity="100%" style:font-name="Cascadia Mono" fo:font-size="9.5pt" style:font-size-asian="9.5pt"/>
    </style:style>
    <style:style style:name="T7" style:family="text">
      <style:text-properties fo:color="#008000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style:font-name="Cascadia Mono" fo:font-size="9.5pt" style:font-size-asian="9.5pt"/>
    </style:style>
    <style:style style:name="T10" style:family="text">
      <style:text-properties style:font-name="Cascadia Mono" fo:font-size="9.5pt" officeooo:rsid="0015359b" style:font-size-asian="9.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Ф</text:p>
      <text:p text:style-name="P8">ФГБОУ ВО</text:p>
      <text:p text:style-name="P8">Московский авиационный институт</text:p>
      <text:p text:style-name="P8">(национальный исследовательский университет)</text:p>
      <text:p text:style-name="P8">Кафедра 304</text:p>
      <text:p text:style-name="P8">Вычислительные машины, системы и сети</text:p>
      <text:p text:style-name="P8"/>
      <text:p text:style-name="P8"/>
      <text:p text:style-name="P8">Отчет по лабораторной работе №<text:span text:style-name="T2">2</text:span></text:p>
      <text:p text:style-name="P8">по учебной дисциплине «<text:span text:style-name="T1">Конструирование ПО</text:span>»</text:p>
      <text:p text:style-name="P2"/>
      <text:p text:style-name="P2"/>
      <text:p text:style-name="P2"/>
      <text:p text:style-name="P2"/>
      <text:p text:style-name="P3"><text:s text:c="10"/>Выполнил студент группы М3О-311Б-21:</text:p>
      <text:p text:style-name="P3">Давыдов А.П.</text:p>
      <text:p text:style-name="P2">Принял:</text:p>
      <text:p text:style-name="P6">Грабовский М. Н.</text:p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>Москва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0"><text:a xlink:type="simple" xlink:href="#__RefHeading___Toc4945_592189545" text:style-name="Index_20_Link" text:visited-style-name="Index_20_Link">Задание 1:<text:tab/>3</text:a></text:p>
          <text:p text:style-name="P10"><text:a xlink:type="simple" xlink:href="#__RefHeading___Toc4947_592189545" text:style-name="Index_20_Link" text:visited-style-name="Index_20_Link">Задание 2:<text:tab/>3</text:a></text:p>
          <text:p text:style-name="P11"><text:a xlink:type="simple" xlink:href="#__RefHeading___Toc4954_592189545" text:style-name="Index_20_Link" text:visited-style-name="Index_20_Link">Задача 2.1<text:tab/>3</text:a></text:p>
          <text:p text:style-name="P11"><text:a xlink:type="simple" xlink:href="#__RefHeading___Toc4951_592189545" text:style-name="Index_20_Link" text:visited-style-name="Index_20_Link"><text:s/>Задача 2.2<text:tab/>4</text:a></text:p>
        </text:index-body>
      </text:table-of-content>
      <text:p text:style-name="P5"/>
      <text:h text:style-name="P14" text:outline-level="1"><text:bookmark-start text:name="__RefHeading___Toc4945_592189545"/>Задание 1:<text:bookmark-end text:name="__RefHeading___Toc4945_592189545"/></text:h>
      <text:p text:style-name="P13">{<text:span text:style-name="T3">Решение представлено уже в условии.</text:span>}</text:p>
      <text:h text:style-name="Heading_20_1" text:outline-level="1"><text:bookmark-start text:name="__RefHeading___Toc4947_592189545"/>Задание 2:<text:bookmark-end text:name="__RefHeading___Toc4947_592189545"/></text:h>
      <text:h text:style-name="Heading_20_2" text:outline-level="2"><text:bookmark-start text:name="__RefHeading___Toc4954_592189545"/>Задача 2.1<text:bookmark-end text:name="__RefHeading___Toc4954_592189545"/></text:h>
      <text:p text:style-name="P12"><text:span text:style-name="T4">namespace</text:span><text:span text:style-name="T5"> WinForms_Task2</text:span></text:p>
      <text:p text:style-name="P9">{</text:p>
      <text:p text:style-name="Standard"><text:span text:style-name="T5"><text:s text:c="4"/></text:span><text:span text:style-name="T4">public</text:span><text:span text:style-name="T5"> </text:span><text:span text:style-name="T4">partial</text:span><text:span text:style-name="T5"> </text:span><text:span text:style-name="T4">class</text:span><text:span text:style-name="T5"> </text:span><text:span text:style-name="T6">Form1</text:span><text:span text:style-name="T5"> : Form</text:span></text:p>
      <text:p text:style-name="P9"><text:s text:c="4"/>{</text:p>
      <text:p text:style-name="Standard"><text:span text:style-name="T5"><text:s text:c="8"/></text:span><text:span text:style-name="T4">public</text:span><text:span text:style-name="T5"> </text:span><text:span text:style-name="T6">Form1</text:span><text:span text:style-name="T5">()</text:span></text:p>
      <text:p text:style-name="P9"><text:s text:c="8"/>{</text:p>
      <text:p text:style-name="P9"><text:s text:c="12"/>InitializeComponent();</text:p>
      <text:p text:style-name="P9"><text:s text:c="8"/>}</text:p>
      <text:p text:style-name="P9"/>
      <text:p text:style-name="Standard"><text:span text:style-name="T5"><text:s text:c="8"/></text:span><text:span text:style-name="T4">int</text:span><text:span text:style-name="T5"> space = 0;</text:span></text:p>
      <text:p text:style-name="P9"/>
      <text:p text:style-name="Standard"><text:span text:style-name="T5"><text:s text:c="8"/></text:span><text:span text:style-name="T7">// Памятка для тех, кто сталкивается с этим впервые:</text:span></text:p>
      <text:p text:style-name="Standard"><text:span text:style-name="T5"><text:s text:c="8"/></text:span><text:span text:style-name="T7">/*</text:span></text:p>
      <text:p text:style-name="P17"><text:s text:c="9"/>* Это Event или EventHandler (Событие) С#'а. </text:p>
      <text:p text:style-name="P17"><text:s text:c="9"/>* Так язык может поддерживать функции с инверсией зависимости.</text:p>
      <text:p text:style-name="P17"><text:s text:c="9"/>* </text:p>
      <text:p text:style-name="P17"><text:s text:c="9"/>* Точнее говоря, есть какой-то источник, какая-то функция, что вызывает Событие.</text:p>
      <text:p text:style-name="P17"><text:s text:c="9"/>* Эта функция не знает ничего об функциях объектов, что подписаны на события.</text:p>
      <text:p text:style-name="P17"><text:s text:c="9"/>* Тем не менее, она в одну сторону, как бы вслепую, кидает данные о том, что случислась функция.</text:p>
      <text:p text:style-name="P17"><text:s text:c="9"/>* А дальше её ловят те, кто на это событие подписан.</text:p>
      <text:p text:style-name="P17"><text:s text:c="9"/>* </text:p>
      <text:p text:style-name="P17"><text:s text:c="9"/>* Следующие две функции - как раз такие подписанные.</text:p>
      <text:p text:style-name="P17"><text:s text:c="9"/>*/</text:p>
      <text:p text:style-name="P9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textBox1_KeyPress(</text:span><text:span text:style-name="T4">object</text:span><text:span text:style-name="T5">? sender, KeyPressEventArgs e)</text:span></text:p>
      <text:p text:style-name="P9"><text:s text:c="8"/>{</text:p>
      <text:p text:style-name="Standard"><text:span text:style-name="T5"><text:s text:c="12"/></text:span><text:span text:style-name="T4">if</text:span><text:span text:style-name="T5"> (sender </text:span><text:span text:style-name="T4">is</text:span><text:span text:style-name="T5"> </text:span><text:span text:style-name="T4">not</text:span><text:span text:style-name="T5"> TextBox textBox1)</text:span></text:p>
      <text:p text:style-name="Standard"><text:span text:style-name="T5"><text:s text:c="16"/></text:span><text:span text:style-name="T4">return</text:span><text:span text:style-name="T5">;</text:span></text:p>
      <text:p text:style-name="P9"/>
      <text:p text:style-name="Standard"><text:span text:style-name="T5"><text:s text:c="12"/></text:span><text:span text:style-name="T4">if</text:span><text:span text:style-name="T5"> (Char.IsLetter(e.KeyChar) || (e.KeyChar == </text:span><text:span text:style-name="T8">' '</text:span><text:span text:style-name="T5">))</text:span></text:p>
      <text:p text:style-name="Standard"><text:span text:style-name="T5"><text:s text:c="16"/></text:span><text:span text:style-name="T4">if</text:span><text:span text:style-name="T5"> (textBox1.SelectionStart == 0)</text:span></text:p>
      <text:p text:style-name="Standard"><text:span text:style-name="T5"><text:s text:c="20"/></text:span><text:span text:style-name="T4">if</text:span><text:span text:style-name="T5"> (e.KeyChar == </text:span><text:span text:style-name="T8">' '</text:span><text:span text:style-name="T5">) e.Handled = </text:span><text:span text:style-name="T4">true</text:span><text:span text:style-name="T5">;</text:span></text:p>
      <text:p text:style-name="Standard"><text:span text:style-name="T5"><text:s text:c="20"/></text:span><text:span text:style-name="T4">else</text:span><text:span text:style-name="T5"> e.KeyChar = Char.ToUpper(e.KeyChar);</text:span></text:p>
      <text:p text:style-name="Standard"><text:span text:style-name="T5"><text:s text:c="16"/></text:span><text:span text:style-name="T4">else</text:span><text:span text:style-name="T5"> </text:span><text:span text:style-name="T4">if</text:span><text:span text:style-name="T5"> (e.KeyChar == </text:span><text:span text:style-name="T8">' '</text:span><text:span text:style-name="T5">) </text:span><text:span text:style-name="T4">if</text:span><text:span text:style-name="T5"> (space == 0) space = 1;</text:span></text:p>
      <text:p text:style-name="Standard"><text:span text:style-name="T5"><text:s text:c="20"/></text:span><text:span text:style-name="T4">else</text:span><text:span text:style-name="T5"> e.Handled = </text:span><text:span text:style-name="T4">true</text:span><text:span text:style-name="T5">;</text:span></text:p>
      <text:p text:style-name="Standard"><text:span text:style-name="T5"><text:s text:c="16"/></text:span><text:span text:style-name="T4">else</text:span><text:span text:style-name="T5"> </text:span><text:span text:style-name="T4">if</text:span><text:span text:style-name="T5"> (space &gt; 0) { e.KeyChar = Char.ToUpper(e.KeyChar); space++; }</text:span></text:p>
      <text:p text:style-name="Standard"><text:span text:style-name="T5"><text:s text:c="16"/></text:span><text:span text:style-name="T4">else</text:span><text:span text:style-name="T5"> { }</text:span></text:p>
      <text:p text:style-name="Standard"><text:span text:style-name="T5"><text:s text:c="12"/></text:span><text:span text:style-name="T4">else</text:span><text:span text:style-name="T5"> e.Handled = </text:span><text:span text:style-name="T4">true</text:span><text:span text:style-name="T5">;</text:span></text:p>
      <text:p text:style-name="P9"><text:s text:c="8"/>}</text:p>
      <text:p text:style-name="P9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textBox1_KeyUp(</text:span><text:span text:style-name="T4">object</text:span><text:span text:style-name="T5">? sender, KeyEventArgs e)</text:span></text:p>
      <text:p text:style-name="P9"><text:s text:c="8"/>{</text:p>
      <text:p text:style-name="Standard"><text:span text:style-name="T5"><text:s text:c="12"/></text:span><text:span text:style-name="T4">if</text:span><text:span text:style-name="T5"> (sender </text:span><text:span text:style-name="T4">is</text:span><text:span text:style-name="T5"> </text:span><text:span text:style-name="T4">not</text:span><text:span text:style-name="T5"> TextBox textBox1)</text:span></text:p>
      <text:p text:style-name="Standard"><text:span text:style-name="T5"><text:s text:c="16"/></text:span><text:span text:style-name="T4">return</text:span><text:span text:style-name="T5">;</text:span></text:p>
      <text:p text:style-name="P9"/>
      <text:p text:style-name="Standard"><text:span text:style-name="T5"><text:s text:c="12"/></text:span><text:span text:style-name="T4">if</text:span><text:span text:style-name="T5"> (space == 2)</text:span></text:p>
      <text:p text:style-name="P9"><text:s text:c="12"/>{</text:p>
      <text:p text:style-name="Standard"><text:span text:style-name="T5"><text:s text:c="16"/>textBox1.AppendText(</text:span><text:span text:style-name="T8">"."</text:span><text:span text:style-name="T5">);</text:span></text:p>
      <text:p text:style-name="P9"><text:s text:c="16"/>textBox1.SelectionStart = textBox1.Text.Length;</text:p>
      <text:p text:style-name="P9"><text:s text:c="16"/>textBox1.SelectionLength = 0;</text:p>
      <text:p text:style-name="P9"><text:soft-page-break/><text:s text:c="12"/>}</text:p>
      <text:p text:style-name="Standard"><text:span text:style-name="T5"><text:s text:c="12"/></text:span><text:span text:style-name="T4">if</text:span><text:span text:style-name="T5"> (space == 3)</text:span></text:p>
      <text:p text:style-name="P9"><text:s text:c="12"/>{</text:p>
      <text:p text:style-name="Standard"><text:span text:style-name="T5"><text:s text:c="16"/>textBox1.AppendText(</text:span><text:span text:style-name="T8">"."</text:span><text:span text:style-name="T5">);</text:span></text:p>
      <text:p text:style-name="P9"><text:s text:c="16"/>textBox1.SelectionStart = 0;</text:p>
      <text:p text:style-name="P9"><text:s text:c="16"/>textBox1.SelectionLength = textBox1.Text.Length;</text:p>
      <text:p text:style-name="P9"><text:s text:c="16"/>space = 0;</text:p>
      <text:p text:style-name="P9"><text:s text:c="12"/>};</text:p>
      <text:p text:style-name="P9"><text:s text:c="8"/>}</text:p>
      <text:p text:style-name="P9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Form1_Load(</text:span><text:span text:style-name="T4">object</text:span><text:span text:style-name="T5"> sender, EventArgs e)</text:span></text:p>
      <text:p text:style-name="P9"><text:s text:c="8"/>{</text:p>
      <text:p text:style-name="Standard"><text:span text:style-name="T5"><text:s text:c="12"/>TextBox used = </text:span><text:span text:style-name="T4">new</text:span><text:span text:style-name="T5">()</text:span></text:p>
      <text:p text:style-name="P9"><text:s text:c="12"/>{</text:p>
      <text:p text:style-name="P9"><text:s text:c="16"/>Width = 200,</text:p>
      <text:p text:style-name="P9"><text:s text:c="16"/>Height = 50,</text:p>
      <text:p text:style-name="Standard"><text:span text:style-name="T5"><text:s text:c="16"/>Location = </text:span><text:span text:style-name="T4">new</text:span><text:span text:style-name="T5"> Point(100, 100)</text:span></text:p>
      <text:p text:style-name="P9"><text:s text:c="12"/>};</text:p>
      <text:p text:style-name="P9"><text:s text:c="12"/>Controls.Add(used);</text:p>
      <text:p text:style-name="P9"><text:s text:c="12"/>used.KeyPress += textBox1_KeyPress;</text:p>
      <text:p text:style-name="P9"><text:s text:c="12"/>used.KeyUp += textBox1_KeyUp;</text:p>
      <text:p text:style-name="P9"><text:s text:c="8"/>}</text:p>
      <text:p text:style-name="P9"><text:s text:c="4"/>}</text:p>
      <text:p text:style-name="P16">}</text:p>
      <text:h text:style-name="Heading_20_2" text:outline-level="2"><text:bookmark-start text:name="__RefHeading___Toc4951_592189545"/><text:span text:style-name="T9"><text:line-break/></text:span><text:span text:style-name="T10">Задача 2.2</text:span><text:bookmark-end text:name="__RefHeading___Toc4951_592189545"/></text:h>
      <text:p text:style-name="P7"><text:span text:style-name="T4">namespace</text:span><text:span text:style-name="T9"> WinForms_Task2</text:span></text:p>
      <text:p text:style-name="P9">{</text:p>
      <text:p text:style-name="Standard"><text:span text:style-name="T5"><text:s text:c="4"/></text:span><text:span text:style-name="T4">public</text:span><text:span text:style-name="T5"> </text:span><text:span text:style-name="T4">partial</text:span><text:span text:style-name="T5"> </text:span><text:span text:style-name="T4">class</text:span><text:span text:style-name="T5"> </text:span><text:span text:style-name="T6">Form1</text:span><text:span text:style-name="T5"> : Form</text:span></text:p>
      <text:p text:style-name="P9"><text:s text:c="4"/>{</text:p>
      <text:p text:style-name="Standard"><text:span text:style-name="T5"><text:s text:c="8"/></text:span><text:span text:style-name="T4">public</text:span><text:span text:style-name="T5"> </text:span><text:span text:style-name="T6">Form1</text:span><text:span text:style-name="T5">()</text:span></text:p>
      <text:p text:style-name="P9"><text:s text:c="8"/>{</text:p>
      <text:p text:style-name="P9"><text:s text:c="12"/>InitializeComponent();</text:p>
      <text:p text:style-name="P9"><text:s text:c="8"/>}</text:p>
      <text:p text:style-name="P9"/>
      <text:p text:style-name="Standard"><text:span text:style-name="T5"><text:s text:c="8"/></text:span><text:span text:style-name="T4">int</text:span><text:span text:style-name="T5"> space = 0;</text:span></text:p>
      <text:p text:style-name="Standard"><text:span text:style-name="T5"><text:s text:c="8"/></text:span><text:span text:style-name="T4">bool</text:span><text:span text:style-name="T5"> makeLetterUpcase = </text:span><text:span text:style-name="T4">false</text:span><text:span text:style-name="T5">;</text:span></text:p>
      <text:p text:style-name="P9"/>
      <text:p text:style-name="Standard"><text:span text:style-name="T5"><text:s text:c="8"/></text:span><text:span text:style-name="T7">// Памятка для тех, кто сталкивается с этим впервые:</text:span></text:p>
      <text:p text:style-name="Standard"><text:span text:style-name="T5"><text:s text:c="8"/></text:span><text:span text:style-name="T7">/*</text:span></text:p>
      <text:p text:style-name="P17"><text:s text:c="9"/>* Это Event или EventHandler (Событие) С#'а. </text:p>
      <text:p text:style-name="P17"><text:s text:c="9"/>* Так язык может поддерживать функции с инверсией зависимости.</text:p>
      <text:p text:style-name="P17"><text:s text:c="9"/>* </text:p>
      <text:p text:style-name="P17"><text:s text:c="9"/>* Точнее говоря, есть какой-то источник, какая-то функция, что вызывает Событие.</text:p>
      <text:p text:style-name="P17"><text:s text:c="9"/>* Эта функция не знает ничего об функциях объектов, что подписаны на события.</text:p>
      <text:p text:style-name="P17"><text:s text:c="9"/>* Тем не менее, она в одну сторону, как бы вслепую, кидает данные о том, что случислась функция.</text:p>
      <text:p text:style-name="P17"><text:s text:c="9"/>* А дальше её ловят те, кто на это событие подписан.</text:p>
      <text:p text:style-name="P17"><text:s text:c="9"/>* </text:p>
      <text:p text:style-name="P17"><text:s text:c="9"/>* Следующие две функции - как раз такие подписанные.</text:p>
      <text:p text:style-name="P17"><text:s text:c="9"/>*/</text:p>
      <text:p text:style-name="P9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textBox1_KeyPress(</text:span><text:span text:style-name="T4">object</text:span><text:span text:style-name="T5">? sender, KeyPressEventArgs e)</text:span></text:p>
      <text:p text:style-name="P9"><text:s text:c="8"/>{</text:p>
      <text:p text:style-name="Standard"><text:span text:style-name="T5"><text:s text:c="12"/></text:span><text:span text:style-name="T4">if</text:span><text:span text:style-name="T5"> (sender </text:span><text:span text:style-name="T4">is</text:span><text:span text:style-name="T5"> </text:span><text:span text:style-name="T4">not</text:span><text:span text:style-name="T5"> TextBox textBox1)</text:span></text:p>
      <text:p text:style-name="Standard"><text:span text:style-name="T5"><text:s text:c="16"/></text:span><text:span text:style-name="T4">return</text:span><text:span text:style-name="T5">;</text:span></text:p>
      <text:p text:style-name="P9"/>
      <text:p text:style-name="Standard"><text:span text:style-name="T5"><text:s text:c="12"/></text:span><text:span text:style-name="T4">if</text:span><text:span text:style-name="T5"> (Char.IsLetter(e.KeyChar) || (e.KeyChar == </text:span><text:span text:style-name="T8">' '</text:span><text:span text:style-name="T5">)) </text:span><text:span text:style-name="T7">// Либо ввёдный символ пробел, либо - буква </text:span></text:p>
      <text:p text:style-name="P9"><text:s text:c="12"/>{</text:p>
      <text:p text:style-name="Standard"><text:span text:style-name="T5"><text:s text:c="16"/></text:span><text:span text:style-name="T4">if</text:span><text:span text:style-name="T5"> (textBox1.SelectionStart == 0) </text:span><text:span text:style-name="T7">// SelectionStart - это выбранные символы, которые тут используются для определения состояний из KeyUp</text:span></text:p>
      <text:p text:style-name="Standard"><text:span text:style-name="T5"><text:s text:c="50"/></text:span><text:span text:style-name="T7">// Selection этот нужен, чтобы после </text:span><text:soft-page-break/><text:span text:style-name="T7">ввода делать сразу новый, стирая всю выбор</text:span></text:p>
      <text:p text:style-name="P9"><text:s text:c="16"/>{</text:p>
      <text:p text:style-name="Standard"><text:span text:style-name="T5"><text:s text:c="20"/></text:span><text:span text:style-name="T4">if</text:span><text:span text:style-name="T5"> (e.KeyChar == </text:span><text:span text:style-name="T8">' '</text:span><text:span text:style-name="T5">) </text:span><text:span text:style-name="T7">// Мы в Selection, то-есть ввелось всё. Следующий введённый пробел просто стирает всё</text:span></text:p>
      <text:p text:style-name="Standard"><text:span text:style-name="T5"><text:s text:c="24"/>e.Handled = </text:span><text:span text:style-name="T4">true</text:span><text:span text:style-name="T5">; </text:span><text:span text:style-name="T7">// Пропускаем этот пробел, хотя стираем им всё</text:span></text:p>
      <text:p text:style-name="Standard"><text:span text:style-name="T5"><text:s text:c="20"/></text:span><text:span text:style-name="T4">else</text:span><text:span text:style-name="T5"> </text:span><text:span text:style-name="T7">// Ввод ещё не закончен,</text:span></text:p>
      <text:p text:style-name="P9"><text:s text:c="24"/>e.KeyChar = Char.ToUpper(e.KeyChar);</text:p>
      <text:p text:style-name="P9"><text:s text:c="16"/>}</text:p>
      <text:p text:style-name="Standard"><text:span text:style-name="T5"><text:s text:c="16"/></text:span><text:span text:style-name="T4">else</text:span><text:span text:style-name="T5"> </text:span><text:span text:style-name="T4">if</text:span><text:span text:style-name="T5"> (makeLetterUpcase)</text:span></text:p>
      <text:p text:style-name="P9"><text:s text:c="16"/>{</text:p>
      <text:p text:style-name="P9"><text:s text:c="20"/>e.KeyChar = Char.ToUpper(e.KeyChar);</text:p>
      <text:p text:style-name="Standard"><text:span text:style-name="T5"><text:s text:c="20"/>makeLetterUpcase = </text:span><text:span text:style-name="T4">false</text:span><text:span text:style-name="T5">; </text:span><text:span text:style-name="T7">// Есть смысл декомпозировать в функцию... Хотя это надо будет вообще всё переписать.</text:span></text:p>
      <text:p text:style-name="P9"><text:s text:c="16"/>}</text:p>
      <text:p text:style-name="Standard"><text:span text:style-name="T5"><text:s text:c="16"/></text:span><text:span text:style-name="T4">else</text:span><text:span text:style-name="T5"> </text:span><text:span text:style-name="T4">if</text:span><text:span text:style-name="T5"> (e.KeyChar == </text:span><text:span text:style-name="T8">' '</text:span><text:span text:style-name="T5">) </text:span><text:span text:style-name="T7">// Текущий символ - пробел</text:span></text:p>
      <text:p text:style-name="P9"><text:s text:c="16"/>{</text:p>
      <text:p text:style-name="Standard"><text:span text:style-name="T5"><text:s text:c="20"/></text:span><text:span text:style-name="T4">if</text:span><text:span text:style-name="T5"> (space == 0) </text:span><text:span text:style-name="T7">// Это первый пробел</text:span></text:p>
      <text:p text:style-name="P9"><text:s text:c="24"/>space++;</text:p>
      <text:p text:style-name="Standard"><text:span text:style-name="T5"><text:s text:c="20"/></text:span><text:span text:style-name="T4">else</text:span></text:p>
      <text:p text:style-name="Standard"><text:span text:style-name="T5"><text:s text:c="24"/>e.Handled = </text:span><text:span text:style-name="T4">true</text:span><text:span text:style-name="T5">; </text:span><text:span text:style-name="T7">// Пропускаем этот пробел</text:span></text:p>
      <text:p text:style-name="P9"><text:s text:c="16"/>}</text:p>
      <text:p text:style-name="Standard"><text:span text:style-name="T5"><text:s text:c="16"/></text:span><text:span text:style-name="T4">else</text:span><text:span text:style-name="T5"> </text:span><text:span text:style-name="T4">if</text:span><text:span text:style-name="T5"> (space &gt; 0) </text:span><text:span text:style-name="T7">// Уже был пробел, а значит следующие символы - инициалы</text:span></text:p>
      <text:p text:style-name="P9"><text:s text:c="16"/>{</text:p>
      <text:p text:style-name="P9"><text:s text:c="20"/>e.KeyChar = Char.ToUpper(e.KeyChar);</text:p>
      <text:p text:style-name="Standard"><text:span text:style-name="T5"><text:s text:c="20"/>space++; </text:span><text:span text:style-name="T7">// У инициалов только одна буква, а потому прибавляем пробел</text:span></text:p>
      <text:p text:style-name="P9"><text:s text:c="16"/>}</text:p>
      <text:p text:style-name="P9"><text:s text:c="12"/>}</text:p>
      <text:p text:style-name="Standard"><text:span text:style-name="T5"><text:s text:c="12"/></text:span><text:span text:style-name="T4">else</text:span><text:span text:style-name="T5"> </text:span><text:span text:style-name="T4">if</text:span><text:span text:style-name="T5"> (e.KeyChar == </text:span><text:span text:style-name="T8">'-'</text:span><text:span text:style-name="T5">)</text:span></text:p>
      <text:p text:style-name="P9"><text:s text:c="12"/>{</text:p>
      <text:p text:style-name="Standard"><text:span text:style-name="T5"><text:s text:c="16"/>makeLetterUpcase = </text:span><text:span text:style-name="T4">true</text:span><text:span text:style-name="T5">;</text:span></text:p>
      <text:p text:style-name="P9"><text:s text:c="12"/>}</text:p>
      <text:p text:style-name="Standard"><text:span text:style-name="T5"><text:s text:c="12"/></text:span><text:span text:style-name="T4">else</text:span></text:p>
      <text:p text:style-name="Standard"><text:span text:style-name="T5"><text:s text:c="16"/>e.Handled = </text:span><text:span text:style-name="T4">true</text:span><text:span text:style-name="T5">; </text:span><text:span text:style-name="T7">// Пропускаем этот символ</text:span></text:p>
      <text:p text:style-name="P9"><text:s text:c="8"/>}</text:p>
      <text:p text:style-name="P9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textBox1_KeyUp(</text:span><text:span text:style-name="T4">object</text:span><text:span text:style-name="T5">? sender, KeyEventArgs e)</text:span></text:p>
      <text:p text:style-name="P9"><text:s text:c="8"/>{</text:p>
      <text:p text:style-name="Standard"><text:span text:style-name="T5"><text:s text:c="12"/></text:span><text:span text:style-name="T4">if</text:span><text:span text:style-name="T5"> (sender </text:span><text:span text:style-name="T4">is</text:span><text:span text:style-name="T5"> </text:span><text:span text:style-name="T4">not</text:span><text:span text:style-name="T5"> TextBox textBox1)</text:span></text:p>
      <text:p text:style-name="Standard"><text:span text:style-name="T5"><text:s text:c="16"/></text:span><text:span text:style-name="T4">return</text:span><text:span text:style-name="T5">;</text:span></text:p>
      <text:p text:style-name="P9"/>
      <text:p text:style-name="Standard"><text:span text:style-name="T5"><text:s text:c="12"/></text:span><text:span text:style-name="T4">if</text:span><text:span text:style-name="T5"> (space == 2)</text:span></text:p>
      <text:p text:style-name="P9"><text:s text:c="12"/>{</text:p>
      <text:p text:style-name="Standard"><text:span text:style-name="T5"><text:s text:c="16"/>textBox1.AppendText(</text:span><text:span text:style-name="T8">"."</text:span><text:span text:style-name="T5">);</text:span></text:p>
      <text:p text:style-name="P9"><text:s text:c="16"/>textBox1.SelectionStart = textBox1.Text.Length;</text:p>
      <text:p text:style-name="P9"><text:s text:c="16"/>textBox1.SelectionLength = 0;</text:p>
      <text:p text:style-name="P9"><text:s text:c="12"/>}</text:p>
      <text:p text:style-name="Standard"><text:span text:style-name="T5"><text:s text:c="12"/></text:span><text:span text:style-name="T4">if</text:span><text:span text:style-name="T5"> (space == 3)</text:span></text:p>
      <text:p text:style-name="P9"><text:s text:c="12"/>{</text:p>
      <text:p text:style-name="Standard"><text:span text:style-name="T5"><text:s text:c="16"/>textBox1.AppendText(</text:span><text:span text:style-name="T8">"."</text:span><text:span text:style-name="T5">);</text:span></text:p>
      <text:p text:style-name="P9"><text:s text:c="16"/>textBox1.SelectionStart = 0;</text:p>
      <text:p text:style-name="P9"><text:s text:c="16"/>textBox1.SelectionLength = textBox1.Text.Length;</text:p>
      <text:p text:style-name="P9"><text:s text:c="16"/>space = 0;</text:p>
      <text:p text:style-name="P9"><text:s text:c="12"/>};</text:p>
      <text:p text:style-name="P9"><text:s text:c="8"/>}</text:p>
      <text:p text:style-name="P9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Form1_Load(</text:span><text:span text:style-name="T4">object</text:span><text:span text:style-name="T5"> sender, EventArgs e)</text:span></text:p>
      <text:p text:style-name="P9"><text:s text:c="8"/>{</text:p>
      <text:p text:style-name="Standard"><text:span text:style-name="T5"><text:s text:c="12"/>TextBox used = </text:span><text:span text:style-name="T4">new</text:span><text:span text:style-name="T5">()</text:span></text:p>
      <text:p text:style-name="P9"><text:s text:c="12"/>{</text:p>
      <text:p text:style-name="P9"><text:s text:c="16"/>Width = 200,</text:p>
      <text:p text:style-name="P9"><text:s text:c="16"/>Height = 50,</text:p>
      <text:p text:style-name="Standard"><text:span text:style-name="T5"><text:s text:c="16"/>Location = </text:span><text:span text:style-name="T4">new</text:span><text:span text:style-name="T5"> Point(100, 100)</text:span></text:p>
      <text:p text:style-name="P9"><text:soft-page-break/><text:s text:c="12"/>};</text:p>
      <text:p text:style-name="P9"><text:s text:c="12"/>Controls.Add(used);</text:p>
      <text:p text:style-name="P9"><text:s text:c="12"/>used.KeyPress += textBox1_KeyPress;</text:p>
      <text:p text:style-name="P9"><text:s text:c="12"/>used.KeyUp += textBox1_KeyUp;</text:p>
      <text:p text:style-name="P9"><text:s text:c="8"/>}</text:p>
      <text:p text:style-name="P9"><text:s text:c="4"/>}</text:p>
      <text:p text:style-name="P16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0T21:19:20.869000000</dc:date>
    <meta:editing-duration>PT44M48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6" meta:paragraph-count="183" meta:word-count="728" meta:character-count="6578" meta:non-whitespace-character-count="4056"/>
  </office:meta>
</office:document-meta>
</file>